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officeooo:paragraph-rsid="00469e73"/>
    </style:style>
    <style:style style:name="P78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8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0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0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1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1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1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1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2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9121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33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fo:font-size="12pt" officeooo:rsid="00546cea" style:font-size-asian="10.5pt" style:font-size-complex="12pt"/>
    </style:style>
    <style:style style:name="T31" style:family="text">
      <style:text-properties fo:font-size="12pt" officeooo:rsid="0055bf67" style:font-size-asian="10.5pt" style:font-size-complex="12pt"/>
    </style:style>
    <style:style style:name="T32" style:family="text">
      <style:text-properties fo:font-size="12pt" officeooo:rsid="00591212" style:font-size-asian="10.5pt" style:font-size-complex="12pt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469e73"/>
    </style:style>
    <style:style style:name="T35" style:family="text">
      <style:text-properties officeooo:rsid="0046e4b3"/>
    </style:style>
    <style:style style:name="T36" style:family="text">
      <style:text-properties officeooo:rsid="00486edb"/>
    </style:style>
    <style:style style:name="T37" style:family="text">
      <style:text-properties officeooo:rsid="004a7bfc"/>
    </style:style>
    <style:style style:name="T38" style:family="text">
      <style:text-properties officeooo:rsid="004b7e53"/>
    </style:style>
    <style:style style:name="T39" style:family="text">
      <style:text-properties officeooo:rsid="005039e1"/>
    </style:style>
    <style:style style:name="T40" style:family="text">
      <style:text-properties officeooo:rsid="00527044"/>
    </style:style>
    <style:style style:name="T41" style:family="text">
      <style:text-properties officeooo:rsid="0054517a"/>
    </style:style>
    <style:style style:name="T42" style:family="text">
      <style:text-properties officeooo:rsid="00546cea"/>
    </style:style>
    <style:style style:name="T43" style:family="text">
      <style:text-properties officeooo:rsid="0055bf67"/>
    </style:style>
    <style:style style:name="T44" style:family="text">
      <style:text-properties officeooo:rsid="004c20d1"/>
    </style:style>
    <style:style style:name="T45" style:family="text">
      <style:text-properties officeooo:rsid="005912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7"/>
      <text:p text:style-name="P17">Presentació assignatura</text:p>
      <text:p text:style-name="P27">Comentem web assignatura</text:p>
      <text:p text:style-name="P39">Comentem unitats </text:p>
      <text:list xml:id="list4970082349490228441" text:style-name="L1">
        <text:list-item>
          <text:p text:style-name="P89"><text:a xlink:type="simple" xlink:href="https://paulinoposada.github.io/web_e/web_e_2425/documents/apunts/unitat_1_ley_ohm/e_apunts_ud_1_1_gs.pdf">1.1 Circuit elèctric</text:a></text:p>
        </text:list-item>
        <text:list-item>
          <text:p text:style-name="P89"><text:a xlink:type="simple" xlink:href="https://paulinoposada.github.io/web_e/web_e_2425/documents/apunts/unitat_1_ley_ohm/e_apunts_ud_1_2_gs.pdf">1.2 Llei d'ohm</text:a></text:p>
        </text:list-item>
        <text:list-item>
          <text:p text:style-name="P89"><text:a xlink:type="simple" xlink:href="https://paulinoposada.github.io/web_e/web_e_2425/documents/apunts/unitat_2_seguridad/e_apunts_ud_2_1_gs.pdf">2 Seguretat</text:a></text:p>
        </text:list-item>
        <text:list-item>
          <text:p text:style-name="P8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90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7"/>
      <text:p text:style-name="P27"/>
      <text:p text:style-name="P3">Di<text:span text:style-name="T3">jous</text:span><text:tab/><text:tab/><text:tab/><text:tab/>2<text:span text:style-name="T3">6</text:span>/09/2<text:span text:style-name="T1">4</text:span></text:p>
      <text:p text:style-name="P18"/>
      <text:p text:style-name="P28">Comentem </text:p>
      <text:list xml:id="list2454439393944738779" text:style-name="L2">
        <text:list-item>
          <text:p text:style-name="P91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0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91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0"/>
      <text:p text:style-name="P40"/>
      <text:p text:style-name="P4">Di<text:span text:style-name="T5">vendres</text:span><text:tab/><text:tab/><text:tab/>2<text:span text:style-name="T5">7</text:span>/09/2<text:span text:style-name="T1">4</text:span></text:p>
      <text:p text:style-name="P19"/>
      <text:p text:style-name="P29">Comentem </text:p>
      <text:list xml:id="list72632258918090" text:continue-numbering="true" text:style-name="L2">
        <text:list-item>
          <text:p text:style-name="P92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9"/>
      <text:p text:style-name="P41">Comentem <text:s/></text:p>
      <text:list xml:id="list72632680862780" text:continue-list="list4970082349490228441" text:style-name="L1">
        <text:list-item>
          <text:p text:style-name="P93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94">Programa de simulació Cade Simu</text:p>
        </text:list-item>
      </text:list>
      <text:p text:style-name="P29"/>
      <text:p text:style-name="P2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9"/>
      <text:p text:style-name="P29">Comentem </text:p>
      <text:list xml:id="list1664574560488294901" text:style-name="L3">
        <text:list-item>
          <text:p text:style-name="P10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0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08">Baixem al taller i comentem connexió font d'alimentació de PC que utilitzarem per les pràctiques de cc.</text:p>
          <text:p text:style-name="P109"><text:s/></text:p>
        </text:list-item>
      </text:list>
      <text:p text:style-name="P41"/>
      <text:p text:style-name="P41"/>
      <text:p text:style-name="P8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9"/>
      <text:p text:style-name="P29">Comentem </text:p>
      <text:list xml:id="list72632009613282" text:continue-numbering="true" text:style-name="L3">
        <text:list-item>
          <text:p text:style-name="P117">Baixem al taller i feim practiques amb circuits pont.</text:p>
        </text:list-item>
      </text:list>
      <text:p text:style-name="P47"/>
      <text:p text:style-name="P4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0"/>
      <text:p text:style-name="P42">Comentem <text:s/></text:p>
      <text:list xml:id="list72631645019294" text:continue-list="list72632680862780" text:style-name="L1">
        <text:list-item>
          <text:p text:style-name="P95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95"/>
        </text:list-item>
      </text:list>
      <text:p text:style-name="P30"/>
      <text:p text:style-name="P3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0"/>
      <text:p text:style-name="P30">Comentem </text:p>
      <text:list xml:id="list7251471331871286377" text:style-name="L4">
        <text:list-item>
          <text:p text:style-name="P118">Comentem pràctica Wheatstone amb dos diodes, corrent per la diagonal en els següents casos: </text:p>
          <text:p text:style-name="P118">cas 1: potenciòmetre a màxima resistència </text:p>
          <text:p text:style-name="P118">cas 2: potenciòmetre a resistència igual a R3</text:p>
          <text:p text:style-name="P118">cas 3: potenciòmetrea a mínima resistència</text:p>
        </text:list-item>
        <text:list-item>
          <text:p text:style-name="P10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18"/>
          <text:p text:style-name="P110"><text:s/></text:p>
        </text:list-item>
      </text:list>
      <text:p text:style-name="P42"/>
      <text:p text:style-name="P42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0"/>
      <text:p text:style-name="P30">Comentem </text:p>
      <text:list xml:id="list72631085297655" text:continue-numbering="true" text:style-name="L4">
        <text:list-item>
          <text:p text:style-name="P10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1"/>
      <text:p text:style-name="P43">Comentem <text:s/></text:p>
      <text:list xml:id="list72631294596323" text:continue-list="list72631645019294" text:style-name="L1">
        <text:list-item>
          <text:p text:style-name="P96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96"/>
        </text:list-item>
      </text:list>
      <text:p text:style-name="P31"/>
      <text:p text:style-name="P3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1"/>
      <text:p text:style-name="P31">Comentem </text:p>
      <text:list xml:id="list234354881119546854" text:style-name="L5">
        <text:list-item>
          <text:p text:style-name="P12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2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19"/>
          <text:p text:style-name="P111"><text:s/></text:p>
        </text:list-item>
      </text:list>
      <text:p text:style-name="P43"/>
      <text:p text:style-name="P43"/>
      <text:p text:style-name="P6"/>
      <text:p text:style-name="P86">Di<text:span text:style-name="T5">vendres</text:span><text:tab/><text:tab/><text:tab/><text:span text:style-name="T8">18</text:span>/<text:span text:style-name="T6">10</text:span>/2<text:span text:style-name="T1">4</text:span></text:p>
      <text:p text:style-name="P21"/>
      <text:p text:style-name="P31">Comentem </text:p>
      <text:list xml:id="list72632439173612" text:continue-numbering="true" text:style-name="L5">
        <text:list-item>
          <text:p text:style-name="P123">Comentem <text:a xlink:type="simple" xlink:href="https://paulinoposada.github.io/web_e/web_e_2425/documents/ta.pdf">tasca 5</text:a>.</text:p>
        </text:list-item>
        <text:list-item>
          <text:p text:style-name="P12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1"/>
      <text:p text:style-name="P51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2"/>
      <text:p text:style-name="P44">Comentem <text:s/></text:p>
      <text:list xml:id="list72631918918191" text:continue-list="list72631294596323" text:style-name="L1">
        <text:list-item>
          <text:p text:style-name="P12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97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97"/>
        </text:list-item>
      </text:list>
      <text:p text:style-name="P3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2"/>
      <text:list xml:id="list2191191114056173941" text:style-name="L6">
        <text:list-item>
          <text:p text:style-name="P104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1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7"><text:span text:style-name="T18">Comencem a comentar apartat 1.2 </text:span><text:span text:style-name="T33">La derivada y ejemplos de tensiones variables </text:span><text:span text:style-name="T34">(fins pàg. 13)</text:span></text:p>
      <text:p text:style-name="P79">Comentem exercici 1.2-1</text:p>
      <text:p text:style-name="P78"/>
      <text:p text:style-name="P78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3"/>
      <text:p text:style-name="P45">Comentem <text:s/></text:p>
      <text:list xml:id="list72633110160932" text:continue-list="list72631918918191" text:style-name="L1">
        <text:list-item>
          <text:p text:style-name="P124">Treball autònom 9</text:p>
        </text:list-item>
        <text:list-item>
          <text:p text:style-name="P133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3">La derivada y ejemplos de tensiones variables</text:span></text:p>
        </text:list-item>
        <text:list-item>
          <text:p text:style-name="P98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98"/>
        </text:list-item>
      </text:list>
      <text:p text:style-name="P3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2"/>
      <text:p text:style-name="P52">Lliure triat pel centre</text:p>
      <text:list xml:id="list2629417220893043542" text:style-name="L7">
        <text:list-header>
          <text:p text:style-name="P113"><text:s/></text:p>
        </text:list-header>
      </text:list>
      <text:p text:style-name="P9">Di<text:span text:style-name="T5">vendres</text:span><text:tab/><text:tab/><text:tab/><text:span text:style-name="T35">01</text:span>/<text:span text:style-name="T6">11</text:span>/2<text:span text:style-name="T1">4</text:span></text:p>
      <text:p text:style-name="P9"/>
      <text:p text:style-name="P52">Tots Sants</text:p>
      <text:p text:style-name="P9"/>
      <text:p text:style-name="P80"/>
      <text:p text:style-name="P80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4"/>
      <text:p text:style-name="P53"><text:a xlink:type="simple" xlink:href="https://paulinoposada.github.io/web_e/web_e_2425/documents/examens/241106_ome_map33a_examen_sol.pdf">Examen</text:a></text:p>
      <text:list xml:id="list72632784171671" text:continue-list="list72633110160932" text:style-name="L1">
        <text:list-header>
          <text:p text:style-name="P99"/>
        </text:list-header>
      </text:list>
      <text:p text:style-name="P34"/>
      <text:p text:style-name="P10"/>
      <text:p text:style-name="P87">Di<text:span text:style-name="T3">jous</text:span><text:tab/><text:tab/><text:tab/><text:tab/><text:span text:style-name="T36">07</text:span>/<text:span text:style-name="T6">11</text:span>/2<text:span text:style-name="T1">4</text:span></text:p>
      <text:p text:style-name="P34"/>
      <text:list xml:id="list6985216697514827974" text:style-name="L8">
        <text:list-item>
          <text:p text:style-name="P105"><text:span text:style-name="T36">Comentem solució de l'</text:span><text:a xlink:type="simple" xlink:href="https://paulinoposada.github.io/web_e/web_e_2425/documents/examens/241106_ome_map33a_examen_sol.pdf"><text:span text:style-name="T36">examen</text:span></text:a><text:span text:style-name="T36">.</text:span></text:p>
          <text:p text:style-name="P114"><text:s/></text:p>
        </text:list-item>
      </text:list>
      <text:p text:style-name="P10"/>
      <text:p text:style-name="P10">Di<text:span text:style-name="T5">vendres</text:span><text:tab/><text:tab/><text:tab/><text:span text:style-name="T36">08</text:span>/<text:span text:style-name="T6">11</text:span>/2<text:span text:style-name="T1">4</text:span></text:p>
      <text:p text:style-name="P10"/>
      <text:p text:style-name="P80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81"/>
      <text:p text:style-name="P81"/>
      <text:p text:style-name="P81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5"/>
      <text:p text:style-name="P55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72632637820203" text:continue-list="list72632784171671" text:style-name="L1">
        <text:list-header>
          <text:p text:style-name="P100"/>
        </text:list-header>
      </text:list>
      <text:p text:style-name="P35"/>
      <text:p text:style-name="P11">Di<text:span text:style-name="T3">jous</text:span><text:tab/><text:tab/><text:tab/><text:tab/><text:span text:style-name="T37">14</text:span>/<text:span text:style-name="T6">11</text:span>/2<text:span text:style-name="T1">4</text:span></text:p>
      <text:p text:style-name="P54"/>
      <text:p text:style-name="P54"><text:span text:style-name="T38">Comentat treball </text:span><text:a xlink:type="simple" xlink:href="https://paulinoposada.github.io/web_e/web_e_2425/documents/ta/ta_09.pdf"><text:span text:style-name="T38">autonom 9</text:span></text:a><text:span text:style-name="T3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7">Terminat de comentar l'apartat 1.3 Capacidad de un condensador. </text:p>
      <text:p text:style-name="P58">Comentat apartat 1.4 Conexión serie/paralelo de condensadores</text:p>
      <text:p text:style-name="P59">Comentat apartat 1.5 Condensadores en la práctica</text:p>
      <text:p text:style-name="P59">Començat a comentar l'exercici 1.4-3 pàg. 36</text:p>
      <text:p text:style-name="P58"/>
      <text:list xml:id="list2175146921202344955" text:style-name="L9">
        <text:list-header>
          <text:p text:style-name="P106"/>
          <text:p text:style-name="P115"><text:s/></text:p>
        </text:list-header>
      </text:list>
      <text:p text:style-name="P11">Di<text:span text:style-name="T5">vendres</text:span><text:tab/><text:tab/><text:tab/><text:span text:style-name="T3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62">Comentat exercici <text:span text:style-name="T39">l'exercici 1.4-3 pàg. 36 </text:span>i treball <text:a xlink:type="simple" xlink:href="https://paulinoposada.github.io/web_e/web_e_2425/documents/ta/ta_11.pdf">autònom 11</text:a>.</text:p>
      <text:p text:style-name="P62"/>
      <text:p text:style-name="P62"/>
      <text:p text:style-name="P82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26"/>
      <text:p text:style-name="P66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66"/>
      <text:p text:style-name="P66">Començat amb <text:a xlink:type="simple" xlink:href="https://paulinoposada.github.io/web_e/web_e_2425/documents/apunts/unitat_6_magnetisme/e_apunts_ud_6_gs.pdf">unitat 6</text:a>.</text:p>
      <text:p text:style-name="P66">Comentat apartat 1.1 Imanes permanentes.</text:p>
      <text:p text:style-name="P67">Comentat apartat 1.<text:span text:style-name="T41">2</text:span> <text:span text:style-name="T41">Electromagnetismo</text:span>.</text:p>
      <text:p text:style-name="P56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72632253245199" text:continue-list="list72632637820203" text:style-name="L1">
        <text:list-header>
          <text:p text:style-name="P101"/>
        </text:list-header>
      </text:list>
      <text:p text:style-name="P36"/>
      <text:p text:style-name="P14">Di<text:span text:style-name="T3">jous</text:span><text:tab/><text:tab/><text:tab/><text:tab/><text:span text:style-name="T40">21</text:span>/<text:span text:style-name="T6">11</text:span>/2<text:span text:style-name="T1">4</text:span></text:p>
      <text:p text:style-name="P68"/>
      <text:p text:style-name="P68">Co<text:span text:style-name="T42">ntinuat</text:span> amb <text:a xlink:type="simple" xlink:href="https://paulinoposada.github.io/web_e/web_e_2425/documents/apunts/unitat_6_magnetisme/e_apunts_ud_6_gs.pdf">unitat 6</text:a>.</text:p>
      <text:p text:style-name="P72">Comentat apartat 1.4 Permeabilidad y saturación</text:p>
      <text:p text:style-name="P14"/>
      <text:p text:style-name="P14"/>
      <text:p text:style-name="P14"/>
      <text:p text:style-name="P88">Di<text:span text:style-name="T5">vendres</text:span><text:tab/><text:tab/><text:tab/><text:span text:style-name="T40">22</text:span>/<text:span text:style-name="T6">11</text:span>/2<text:span text:style-name="T1">4</text:span></text:p>
      <text:p text:style-name="P68"/>
      <text:p text:style-name="P68">Co<text:span text:style-name="T42">ntinuat</text:span> amb <text:a xlink:type="simple" xlink:href="https://paulinoposada.github.io/web_e/web_e_2425/documents/apunts/unitat_6_magnetisme/e_apunts_ud_6_gs.pdf">unitat 6</text:a>.</text:p>
      <text:p text:style-name="P72">Comentat apartat 1.4 Permeabilidad y saturación</text:p>
      <text:p text:style-name="P15"/>
      <text:p text:style-name="P63"/>
      <text:p text:style-name="P83"><text:span text:style-name="T23">Di</text:span><text:span text:style-name="T24">mecres</text:span><text:span text:style-name="T23"><text:tab/><text:tab/><text:tab/></text:span><text:span text:style-name="T29">2</text:span><text:span text:style-name="T30">7</text:span><text:span text:style-name="T23">/</text:span><text:span text:style-name="T26">11</text:span><text:span text:style-name="T23">/2</text:span><text:span text:style-name="T27">4</text:span></text:p>
      <text:p text:style-name="P72"/>
      <text:p text:style-name="P72">Preparació examen.</text:p>
      <text:p text:style-name="P49"/>
      <text:p text:style-name="P37"/>
      <text:p text:style-name="P15">Di<text:span text:style-name="T3">jous</text:span><text:tab/><text:tab/><text:tab/><text:tab/><text:span text:style-name="T40">28</text:span>/<text:span text:style-name="T6">11</text:span>/2<text:span text:style-name="T1">4</text:span></text:p>
      <text:p text:style-name="P72"/>
      <text:p text:style-name="P72">Examen</text:p>
      <text:p text:style-name="P60"/>
      <text:p text:style-name="P70"/>
      <text:p text:style-name="P70"/>
      <text:p text:style-name="P15">Di<text:span text:style-name="T5">vendres</text:span><text:tab/><text:tab/><text:tab/><text:span text:style-name="T40">22</text:span>/<text:span text:style-name="T6">11</text:span>/2<text:span text:style-name="T1">4</text:span></text:p>
      <text:p text:style-name="P64"/>
      <text:p text:style-name="P74">Comentem <text:a xlink:type="simple" xlink:href="https://paulinoposada.github.io/web_e/web_e_2425/documents/examens/241128_ome_map33a_examen_sol.pdf">solució examen</text:a></text:p>
      <text:p text:style-name="P63"/>
      <text:p text:style-name="P84"/>
      <text:p text:style-name="P84"><text:span text:style-name="T23">Di</text:span><text:span text:style-name="T24">mecres</text:span><text:span text:style-name="T23"><text:tab/><text:tab/><text:tab/></text:span><text:span text:style-name="T31">04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73"/>
      <text:p text:style-name="P69">Co<text:span text:style-name="T42">ntinuat</text:span> amb <text:a xlink:type="simple" xlink:href="https://paulinoposada.github.io/web_e/web_e_2425/documents/apunts/unitat_6_magnetisme/e_apunts_ud_6_gs.pdf">unitat 6</text:a>.</text:p>
      <text:p text:style-name="P75">Comentem apartat 1.5 Inducción electromagnética</text:p>
      <text:p text:style-name="P75">Comentem apartat 1.6 Inducción mutua</text:p>
      <text:p text:style-name="P75">Comentem els exercicis 1.12-6 i 7</text:p>
      <text:p text:style-name="P50"/>
      <text:p text:style-name="P38"/>
      <text:p text:style-name="P16">Di<text:span text:style-name="T3">jous</text:span><text:tab/><text:tab/><text:tab/><text:tab/><text:span text:style-name="T43">05</text:span>/<text:span text:style-name="T6">12</text:span>/2<text:span text:style-name="T1">4</text:span></text:p>
      <text:p text:style-name="P73"/>
      <text:p text:style-name="P76">Baixem al taller, continuem amb la <text:a xlink:type="simple" xlink:href="https://paulinoposada.github.io/web_e/web_e_2425/documents/practiques/practica_condensador.pdf"><text:span text:style-name="T44">pràctica condensador</text:span></text:a><text:span text:style-name="T44">.</text:span> </text:p>
      <text:p text:style-name="P61"/>
      <text:p text:style-name="P71"/>
      <text:p text:style-name="P71"/>
      <text:p text:style-name="P16">Di<text:span text:style-name="T5">vendres</text:span><text:tab/><text:tab/><text:tab/><text:span text:style-name="T43">06</text:span>/<text:span text:style-name="T6">12</text:span>/2<text:span text:style-name="T1">4</text:span></text:p>
      <text:p text:style-name="P65"/>
      <text:p text:style-name="P76">Festiu</text:p>
      <text:p text:style-name="P134"/>
      <text:p text:style-name="P134"/>
      <text:p text:style-name="P134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126"/>
      <text:p text:style-name="P131">Baixa</text:p>
      <text:p text:style-name="P129"/>
      <text:p text:style-name="P132"/>
      <text:p text:style-name="P132">Di<text:span text:style-name="T3">jous</text:span><text:tab/><text:tab/><text:tab/><text:tab/><text:span text:style-name="T45">12</text:span>/<text:span text:style-name="T6">12</text:span>/2<text:span text:style-name="T1">4</text:span></text:p>
      <text:p text:style-name="P126"/>
      <text:p text:style-name="P131">Baixa</text:p>
      <text:p text:style-name="P130"/>
      <text:p text:style-name="P116"/>
      <text:p text:style-name="P132"/>
      <text:p text:style-name="P135">Di<text:span text:style-name="T5">vendres</text:span><text:tab/><text:tab/><text:tab/><text:span text:style-name="T45">13</text:span>/<text:span text:style-name="T6">12</text:span>/2<text:span text:style-name="T1">4</text:span></text:p>
      <text:p text:style-name="P125"/>
      <text:p text:style-name="P131">Baixa</text:p>
      <text:p text:style-name="P125"/>
      <text:p text:style-name="P125"/>
      <text:p text:style-name="P134"><text:span text:style-name="T23">Di</text:span><text:span text:style-name="T24">mecres</text:span><text:span text:style-name="T23"><text:tab/><text:tab/><text:tab/></text:span><text:span text:style-name="T32">11</text:span><text:span text:style-name="T23">/</text:span><text:span text:style-name="T26">1</text:span><text:span text:style-name="T31">2</text:span><text:span text:style-name="T23">/2</text:span><text:span text:style-name="T27">4</text:span></text:p>
      <text:p text:style-name="P126"/>
      <text:p text:style-name="P131">Comentem dubtes examen.</text:p>
      <text:p text:style-name="P127">Co<text:span text:style-name="T42">ntinuat</text:span> amb <text:a xlink:type="simple" xlink:href="https://paulinoposada.github.io/web_e/web_e_2425/documents/apunts/unitat_6_magnetisme/e_apunts_ud_6_gs.pdf">unitat 6</text:a>.</text:p>
      <text:p text:style-name="P131">Comentem comportament bobina en sèrie amb resistència en cas de cc i comparació amb condensador. </text:p>
      <text:p text:style-name="P132"/>
      <text:p text:style-name="P132">Di<text:span text:style-name="T3">jous</text:span><text:tab/><text:tab/><text:tab/><text:tab/><text:span text:style-name="T45">12</text:span>/<text:span text:style-name="T6">12</text:span>/2<text:span text:style-name="T1">4</text:span></text:p>
      <text:p text:style-name="P126"/>
      <text:p text:style-name="P131">Examen</text:p>
      <text:p text:style-name="P130"/>
      <text:p text:style-name="P116"/>
      <text:p text:style-name="P132">Di<text:span text:style-name="T5">vendres</text:span><text:tab/><text:tab/><text:tab/><text:span text:style-name="T45">13</text:span>/<text:span text:style-name="T6">12</text:span>/2<text:span text:style-name="T1">4</text:span></text:p>
      <text:p text:style-name="P125"/>
      <text:p text:style-name="P131"/>
      <text:p text:style-name="P1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19T07:26:30.900291485</dc:date>
    <meta:editing-duration>PT1H39M11S</meta:editing-duration>
    <meta:editing-cycles>85</meta:editing-cycles>
    <meta:document-statistic meta:table-count="0" meta:image-count="0" meta:object-count="0" meta:page-count="6" meta:paragraph-count="148" meta:word-count="613" meta:character-count="4107" meta:non-whitespace-character-count="3546"/>
  </office:meta>
</office:document-meta>
</file>